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ParsedURLData.getPortS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ParsedURLData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rotocolHandler.get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ParsedURLData.SourceParsedURLData( String urlStr , SourceResolver resolv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ourceParsedURL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rotocolHandler.parseURL( String url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ProtocolHandler.parseURL( ParsedURL baseURL , String url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ProtocolHandler.setup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arsedURLData.openStreamInternal( String userAgent , Iterator mimeTypes , Iterator encoding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ProtocolHandler.SourceProtocolHandler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